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6.2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7" style:family="table-cell" style:parent-style-name="Default" style:data-style-name="N11">
      <style:table-cell-properties fo:background-color="#fff200" style:text-align-source="fix" style:repeat-content="false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1"/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9" style:family="table-cell" style:parent-style-name="Default" style:data-style-name="N11">
      <style:table-cell-properties fo:background-color="transparent"/>
    </style:style>
    <style:style style:name="ce40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1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3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43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62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66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45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47" style:family="table-cell" style:parent-style-name="Default" style:data-style-name="N11">
      <style:map style:condition="cell-content()&lt;0" style:apply-style-name="Good" style:base-cell-address="Sheet1.H33"/>
      <style:map style:condition="cell-content()&gt;=0" style:apply-style-name="Bad" style:base-cell-address="Sheet1.H33"/>
    </style:style>
    <style:style style:name="ce59" style:family="table-cell" style:parent-style-name="Default" style:data-style-name="N11">
      <style:map style:condition="cell-content()&lt;0" style:apply-style-name="Good" style:base-cell-address="Sheet1.H38"/>
      <style:map style:condition="cell-content()&gt;=0" style:apply-style-name="Bad" style:base-cell-address="Sheet1.H38"/>
    </style:style>
    <style:style style:name="ce55" style:family="table-cell" style:parent-style-name="Default" style:data-style-name="N11">
      <style:map style:condition="cell-content()&lt;0" style:apply-style-name="Good" style:base-cell-address="Sheet1.H39"/>
      <style:map style:condition="cell-content()&gt;=0" style:apply-style-name="Bad" style:base-cell-address="Sheet1.H39"/>
    </style:style>
    <style:style style:name="ce46" style:family="table-cell" style:parent-style-name="Default" style:data-style-name="N121">
      <style:map style:condition="cell-content()&gt;[.E6]*1.25" style:apply-style-name="Good" style:base-cell-address="Sheet1.I6"/>
    </style:style>
    <style:style style:name="ce50" style:family="table-cell" style:parent-style-name="Default" style:data-style-name="N121">
      <style:map style:condition="cell-content()&gt;[.E11]*1.25" style:apply-style-name="Good" style:base-cell-address="Sheet1.I11"/>
    </style:style>
    <style:style style:name="ce65" style:family="table-cell" style:parent-style-name="Default" style:data-style-name="N121">
      <style:map style:condition="cell-content()&gt;[.E14]*1.25" style:apply-style-name="Good" style:base-cell-address="Sheet1.I14"/>
    </style:style>
    <style:style style:name="ce52" style:family="table-cell" style:parent-style-name="Default" style:data-style-name="N121">
      <style:map style:condition="cell-content()&gt;[.E15]*1.25" style:apply-style-name="Good" style:base-cell-address="Sheet1.I15"/>
    </style:style>
    <style:style style:name="ce75" style:family="table-cell" style:parent-style-name="Default" style:data-style-name="N121">
      <style:map style:condition="cell-content()&gt;[.E17]*1.25" style:apply-style-name="Good" style:base-cell-address="Sheet1.I17"/>
    </style:style>
    <style:style style:name="ce80" style:family="table-cell" style:parent-style-name="Default" style:data-style-name="N121">
      <style:map style:condition="cell-content()&gt;[.E22]*1.25" style:apply-style-name="Good" style:base-cell-address="Sheet1.I22"/>
    </style:style>
    <style:style style:name="ce51" style:family="table-cell" style:parent-style-name="Default" style:data-style-name="N121">
      <style:map style:condition="cell-content()&gt;[.E32]*1.25" style:apply-style-name="Good" style:base-cell-address="Sheet1.I32"/>
    </style:style>
    <style:style style:name="ce54" style:family="table-cell" style:parent-style-name="Default" style:data-style-name="N121">
      <style:map style:condition="cell-content()&gt;[.E33]*1.25" style:apply-style-name="Good" style:base-cell-address="Sheet1.I33"/>
    </style:style>
    <style:style style:name="ce69" style:family="table-cell" style:parent-style-name="Default" style:data-style-name="N121">
      <style:map style:condition="cell-content()&gt;[.E38]*1.25" style:apply-style-name="Good" style:base-cell-address="Sheet1.I38"/>
    </style:style>
    <style:style style:name="ce61" style:family="table-cell" style:parent-style-name="Default" style:data-style-name="N121">
      <style:map style:condition="cell-content()&gt;[.E39]*1.25" style:apply-style-name="Good" style:base-cell-address="Sheet1.I39"/>
    </style:style>
    <style:style style:name="ce139" style:family="table-cell" style:parent-style-name="Default" style:data-style-name="N121">
      <style:map style:condition="cell-content()&gt;0" style:apply-style-name="Bad" style:base-cell-address="Sheet1.J6"/>
    </style:style>
    <style:style style:name="ce147" style:family="table-cell" style:parent-style-name="Default" style:data-style-name="N121">
      <style:map style:condition="cell-content()&gt;0" style:apply-style-name="Bad" style:base-cell-address="Sheet1.J7"/>
    </style:style>
    <style:style style:name="ce148" style:family="table-cell" style:parent-style-name="Default" style:data-style-name="N121">
      <style:map style:condition="cell-content()&gt;0" style:apply-style-name="Bad" style:base-cell-address="Sheet1.J8"/>
    </style:style>
    <style:style style:name="ce135" style:family="table-cell" style:parent-style-name="Default" style:data-style-name="N121">
      <style:map style:condition="cell-content()&gt;0" style:apply-style-name="Bad" style:base-cell-address="Sheet1.J9"/>
    </style:style>
    <style:style style:name="ce159" style:family="table-cell" style:parent-style-name="Default" style:data-style-name="N121">
      <style:map style:condition="cell-content()&gt;0" style:apply-style-name="Bad" style:base-cell-address="Sheet1.J10"/>
    </style:style>
    <style:style style:name="ce73" style:family="table-cell" style:parent-style-name="Default" style:data-style-name="N121">
      <style:map style:condition="cell-content()&gt;0" style:apply-style-name="Bad" style:base-cell-address="Sheet1.J11"/>
    </style:style>
    <style:style style:name="ce149" style:family="table-cell" style:parent-style-name="Default" style:data-style-name="N121">
      <style:map style:condition="cell-content()&gt;0" style:apply-style-name="Bad" style:base-cell-address="Sheet1.J12"/>
    </style:style>
    <style:style style:name="ce180" style:family="table-cell" style:parent-style-name="Default" style:data-style-name="N121">
      <style:map style:condition="cell-content()&gt;0" style:apply-style-name="Bad" style:base-cell-address="Sheet1.J13"/>
    </style:style>
    <style:style style:name="ce81" style:family="table-cell" style:parent-style-name="Default" style:data-style-name="N121">
      <style:map style:condition="cell-content()&gt;0" style:apply-style-name="Bad" style:base-cell-address="Sheet1.J14"/>
    </style:style>
    <style:style style:name="ce63" style:family="table-cell" style:parent-style-name="Default" style:data-style-name="N121">
      <style:map style:condition="cell-content()&gt;0" style:apply-style-name="Bad" style:base-cell-address="Sheet1.J15"/>
    </style:style>
    <style:style style:name="ce150" style:family="table-cell" style:parent-style-name="Default" style:data-style-name="N121">
      <style:map style:condition="cell-content()&gt;0" style:apply-style-name="Bad" style:base-cell-address="Sheet1.J16"/>
    </style:style>
    <style:style style:name="ce95" style:family="table-cell" style:parent-style-name="Default" style:data-style-name="N121">
      <style:map style:condition="cell-content()&gt;0" style:apply-style-name="Bad" style:base-cell-address="Sheet1.J17"/>
    </style:style>
    <style:style style:name="ce121" style:family="table-cell" style:parent-style-name="Default" style:data-style-name="N121">
      <style:map style:condition="cell-content()&gt;0" style:apply-style-name="Bad" style:base-cell-address="Sheet1.J18"/>
    </style:style>
    <style:style style:name="ce122" style:family="table-cell" style:parent-style-name="Default" style:data-style-name="N121">
      <style:map style:condition="cell-content()&gt;0" style:apply-style-name="Bad" style:base-cell-address="Sheet1.J19"/>
    </style:style>
    <style:style style:name="ce123" style:family="table-cell" style:parent-style-name="Default" style:data-style-name="N121">
      <style:map style:condition="cell-content()&gt;0" style:apply-style-name="Bad" style:base-cell-address="Sheet1.J20"/>
    </style:style>
    <style:style style:name="ce124" style:family="table-cell" style:parent-style-name="Default" style:data-style-name="N121">
      <style:map style:condition="cell-content()&gt;0" style:apply-style-name="Bad" style:base-cell-address="Sheet1.J21"/>
    </style:style>
    <style:style style:name="ce106" style:family="table-cell" style:parent-style-name="Default" style:data-style-name="N121">
      <style:map style:condition="cell-content()&gt;0" style:apply-style-name="Bad" style:base-cell-address="Sheet1.J22"/>
    </style:style>
    <style:style style:name="ce161" style:family="table-cell" style:parent-style-name="Default" style:data-style-name="N121">
      <style:map style:condition="cell-content()&gt;0" style:apply-style-name="Bad" style:base-cell-address="Sheet1.J23"/>
    </style:style>
    <style:style style:name="ce162" style:family="table-cell" style:parent-style-name="Default" style:data-style-name="N121">
      <style:map style:condition="cell-content()&gt;0" style:apply-style-name="Bad" style:base-cell-address="Sheet1.J24"/>
    </style:style>
    <style:style style:name="ce170" style:family="table-cell" style:parent-style-name="Default" style:data-style-name="N121">
      <style:map style:condition="cell-content()&gt;0" style:apply-style-name="Bad" style:base-cell-address="Sheet1.J25"/>
    </style:style>
    <style:style style:name="ce152" style:family="table-cell" style:parent-style-name="Default" style:data-style-name="N121">
      <style:map style:condition="cell-content()&gt;0" style:apply-style-name="Bad" style:base-cell-address="Sheet1.J26"/>
    </style:style>
    <style:style style:name="ce140" style:family="table-cell" style:parent-style-name="Default" style:data-style-name="N121">
      <style:map style:condition="cell-content()&gt;0" style:apply-style-name="Bad" style:base-cell-address="Sheet1.J27"/>
    </style:style>
    <style:style style:name="ce141" style:family="table-cell" style:parent-style-name="Default" style:data-style-name="N121">
      <style:map style:condition="cell-content()&gt;0" style:apply-style-name="Bad" style:base-cell-address="Sheet1.J28"/>
    </style:style>
    <style:style style:name="ce144" style:family="table-cell" style:parent-style-name="Default" style:data-style-name="N121">
      <style:map style:condition="cell-content()&gt;0" style:apply-style-name="Bad" style:base-cell-address="Sheet1.J32"/>
    </style:style>
    <style:style style:name="ce78" style:family="table-cell" style:parent-style-name="Default" style:data-style-name="N121">
      <style:map style:condition="cell-content()&gt;0" style:apply-style-name="Bad" style:base-cell-address="Sheet1.J33"/>
    </style:style>
    <style:style style:name="ce145" style:family="table-cell" style:parent-style-name="Default" style:data-style-name="N121">
      <style:map style:condition="cell-content()&gt;0" style:apply-style-name="Bad" style:base-cell-address="Sheet1.J34"/>
    </style:style>
    <style:style style:name="ce156" style:family="table-cell" style:parent-style-name="Default" style:data-style-name="N121">
      <style:map style:condition="cell-content()&gt;0" style:apply-style-name="Bad" style:base-cell-address="Sheet1.J35"/>
    </style:style>
    <style:style style:name="ce157" style:family="table-cell" style:parent-style-name="Default" style:data-style-name="N121">
      <style:map style:condition="cell-content()&gt;0" style:apply-style-name="Bad" style:base-cell-address="Sheet1.J36"/>
    </style:style>
    <style:style style:name="ce158" style:family="table-cell" style:parent-style-name="Default" style:data-style-name="N121">
      <style:map style:condition="cell-content()&gt;0" style:apply-style-name="Bad" style:base-cell-address="Sheet1.J37"/>
    </style:style>
    <style:style style:name="ce103" style:family="table-cell" style:parent-style-name="Default" style:data-style-name="N121">
      <style:map style:condition="cell-content()&gt;0" style:apply-style-name="Bad" style:base-cell-address="Sheet1.J38"/>
    </style:style>
    <style:style style:name="ce93" style:family="table-cell" style:parent-style-name="Default" style:data-style-name="N121">
      <style:map style:condition="cell-content()&gt;0" style:apply-style-name="Bad" style:base-cell-address="Sheet1.J39"/>
    </style:style>
    <style:style style:name="ce163" style:family="table-cell" style:parent-style-name="Default" style:data-style-name="N121">
      <style:map style:condition="cell-content()&gt;0" style:apply-style-name="Bad" style:base-cell-address="Sheet1.J40"/>
    </style:style>
    <style:style style:name="ce182" style:family="table-cell" style:parent-style-name="Default" style:data-style-name="N121">
      <style:map style:condition="cell-content()&gt;0" style:apply-style-name="Bad" style:base-cell-address="Sheet1.K6"/>
    </style:style>
    <style:style style:name="ce183" style:family="table-cell" style:parent-style-name="Default" style:data-style-name="N121">
      <style:map style:condition="cell-content()&gt;0" style:apply-style-name="Bad" style:base-cell-address="Sheet1.K7"/>
    </style:style>
    <style:style style:name="ce184" style:family="table-cell" style:parent-style-name="Default" style:data-style-name="N121">
      <style:map style:condition="cell-content()&gt;0" style:apply-style-name="Bad" style:base-cell-address="Sheet1.K8"/>
    </style:style>
    <style:style style:name="ce178" style:family="table-cell" style:parent-style-name="Default" style:data-style-name="N121">
      <style:map style:condition="cell-content()&gt;0" style:apply-style-name="Bad" style:base-cell-address="Sheet1.K9"/>
    </style:style>
    <style:style style:name="ce130" style:family="table-cell" style:parent-style-name="Default" style:data-style-name="N121">
      <style:map style:condition="cell-content()&gt;0" style:apply-style-name="Bad" style:base-cell-address="Sheet1.K11"/>
    </style:style>
    <style:style style:name="ce185" style:family="table-cell" style:parent-style-name="Default" style:data-style-name="N121">
      <style:map style:condition="cell-content()&gt;0" style:apply-style-name="Bad" style:base-cell-address="Sheet1.K12"/>
    </style:style>
    <style:style style:name="ce112" style:family="table-cell" style:parent-style-name="Default" style:data-style-name="N121">
      <style:map style:condition="cell-content()&gt;0" style:apply-style-name="Bad" style:base-cell-address="Sheet1.K14"/>
    </style:style>
    <style:style style:name="ce90" style:family="table-cell" style:parent-style-name="Default" style:data-style-name="N121">
      <style:map style:condition="cell-content()&gt;0" style:apply-style-name="Bad" style:base-cell-address="Sheet1.K15"/>
    </style:style>
    <style:style style:name="ce186" style:family="table-cell" style:parent-style-name="Default" style:data-style-name="N121">
      <style:map style:condition="cell-content()&gt;0" style:apply-style-name="Bad" style:base-cell-address="Sheet1.K16"/>
    </style:style>
    <style:style style:name="ce134" style:family="table-cell" style:parent-style-name="Default" style:data-style-name="N121">
      <style:map style:condition="cell-content()&gt;0" style:apply-style-name="Bad" style:base-cell-address="Sheet1.K17"/>
    </style:style>
    <style:style style:name="ce165" style:family="table-cell" style:parent-style-name="Default" style:data-style-name="N121">
      <style:map style:condition="cell-content()&gt;0" style:apply-style-name="Bad" style:base-cell-address="Sheet1.K18"/>
    </style:style>
    <style:style style:name="ce166" style:family="table-cell" style:parent-style-name="Default" style:data-style-name="N121">
      <style:map style:condition="cell-content()&gt;0" style:apply-style-name="Bad" style:base-cell-address="Sheet1.K19"/>
    </style:style>
    <style:style style:name="ce167" style:family="table-cell" style:parent-style-name="Default" style:data-style-name="N121">
      <style:map style:condition="cell-content()&gt;0" style:apply-style-name="Bad" style:base-cell-address="Sheet1.K20"/>
    </style:style>
    <style:style style:name="ce168" style:family="table-cell" style:parent-style-name="Default" style:data-style-name="N121">
      <style:map style:condition="cell-content()&gt;0" style:apply-style-name="Bad" style:base-cell-address="Sheet1.K21"/>
    </style:style>
    <style:style style:name="ce160" style:family="table-cell" style:parent-style-name="Default" style:data-style-name="N121">
      <style:map style:condition="cell-content()&gt;0" style:apply-style-name="Bad" style:base-cell-address="Sheet1.K22"/>
    </style:style>
    <style:style style:name="ce205" style:family="table-cell" style:parent-style-name="Default" style:data-style-name="N121">
      <style:map style:condition="cell-content()&gt;0" style:apply-style-name="Bad" style:base-cell-address="Sheet1.K23"/>
    </style:style>
    <style:style style:name="ce206" style:family="table-cell" style:parent-style-name="Default" style:data-style-name="N121">
      <style:map style:condition="cell-content()&gt;0" style:apply-style-name="Bad" style:base-cell-address="Sheet1.K24"/>
    </style:style>
    <style:style style:name="ce207" style:family="table-cell" style:parent-style-name="Default" style:data-style-name="N121">
      <style:map style:condition="cell-content()&gt;0" style:apply-style-name="Bad" style:base-cell-address="Sheet1.K25"/>
    </style:style>
    <style:style style:name="ce190" style:family="table-cell" style:parent-style-name="Default" style:data-style-name="N121">
      <style:map style:condition="cell-content()&gt;0" style:apply-style-name="Bad" style:base-cell-address="Sheet1.K26"/>
    </style:style>
    <style:style style:name="ce188" style:family="table-cell" style:parent-style-name="Default" style:data-style-name="N121">
      <style:map style:condition="cell-content()&gt;0" style:apply-style-name="Bad" style:base-cell-address="Sheet1.K27"/>
    </style:style>
    <style:style style:name="ce189" style:family="table-cell" style:parent-style-name="Default" style:data-style-name="N121">
      <style:map style:condition="cell-content()&gt;0" style:apply-style-name="Bad" style:base-cell-address="Sheet1.K28"/>
    </style:style>
    <style:style style:name="ce192" style:family="table-cell" style:parent-style-name="Default" style:data-style-name="N121">
      <style:map style:condition="cell-content()&gt;0" style:apply-style-name="Bad" style:base-cell-address="Sheet1.K32"/>
    </style:style>
    <style:style style:name="ce193" style:family="table-cell" style:parent-style-name="Default" style:data-style-name="N121">
      <style:map style:condition="cell-content()&gt;0" style:apply-style-name="Bad" style:base-cell-address="Sheet1.K34"/>
    </style:style>
    <style:style style:name="ce195" style:family="table-cell" style:parent-style-name="Default" style:data-style-name="N121">
      <style:map style:condition="cell-content()&gt;0" style:apply-style-name="Bad" style:base-cell-address="Sheet1.K35"/>
    </style:style>
    <style:style style:name="ce137" style:family="table-cell" style:parent-style-name="Default" style:data-style-name="N121">
      <style:map style:condition="cell-content()&gt;0" style:apply-style-name="Bad" style:base-cell-address="Sheet1.K38"/>
    </style:style>
    <style:style style:name="ce117" style:family="table-cell" style:parent-style-name="Default" style:data-style-name="N121">
      <style:map style:condition="cell-content()&gt;0" style:apply-style-name="Bad" style:base-cell-address="Sheet1.K39"/>
    </style:style>
    <style:style style:name="ce199" style:family="table-cell" style:parent-style-name="Default" style:data-style-name="N121">
      <style:map style:condition="cell-content()&gt;0" style:apply-style-name="Bad" style:base-cell-address="Sheet1.K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0"/>
        <table:table-column table:style-name="co3" table:default-cell-style-name="ce25"/>
        <table:table-column table:style-name="co2" table:default-cell-style-name="ce31"/>
        <table:table-column table:style-name="co2" table:number-columns-repeated="2" table:default-cell-style-name="ce34"/>
        <table:table-column table:style-name="co2" table:default-cell-style-name="ce31"/>
        <table:table-column table:style-name="co4" table:default-cell-style-name="ce40"/>
        <table:table-column table:style-name="co2" table:default-cell-style-name="ce46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291" calcext:value-type="float">
            <text:p>1.291</text:p>
          </table:table-cell>
          <table:table-cell table:style-name="ce22" office:value-type="percentage" office:value="0.0457" calcext:value-type="percentage">
            <text:p>4.57%</text:p>
          </table:table-cell>
          <table:table-cell table:style-name="ce26" office:value-type="float" office:value="12.82" calcext:value-type="float">
            <text:p>12.82</text:p>
          </table:table-cell>
          <table:table-cell table:style-name="ce22" office:value-type="percentage" office:value="0.7403" calcext:value-type="percentage">
            <text:p>74.03%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19" calcext:value-type="float" table:number-columns-spanned="4" table:number-rows-spanned="1">
            <text:p>1.319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518" calcext:value-type="percentage" table:number-columns-spanned="5" table:number-rows-spanned="1">
            <text:p>5.18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房地产</text:p>
          </table:table-cell>
          <table:table-cell office:value-type="percentage" office:value="0.1307" calcext:value-type="percentage" table:number-columns-spanned="1" table:number-rows-spanned="2">
            <text:p>13.07%</text:p>
          </table:table-cell>
          <table:table-cell office:value-type="string" calcext:value-type="string">
            <text:p>融创中国</text:p>
          </table:table-cell>
          <table:table-cell office:value-type="percentage" office:value="0.0911" calcext:value-type="percentage">
            <text:p>9.11%</text:p>
          </table:table-cell>
          <table:table-cell office:value-type="float" office:value="27.05" calcext:value-type="float">
            <text:p>27.050</text:p>
          </table:table-cell>
          <table:table-cell office:value-type="float" office:value="26.1" calcext:value-type="float">
            <text:p>26.100</text:p>
          </table:table-cell>
          <table:table-cell office:value-type="percentage" office:value="0.1652" calcext:value-type="percentage">
            <text:p>16.52%</text:p>
          </table:table-cell>
          <table:table-cell table:formula="of:=IF([.E6]&gt;0;[.F6]/[.E6]-1.0014;([.F6]-[.E6]))" office:value-type="percentage" office:value="-0.0365201478743069" calcext:value-type="percentage">
            <text:p>-3.65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33.8125" calcext:value-type="float">
            <text:p>33.813</text:p>
          </table:table-cell>
          <table:table-cell table:style-name="ce139" table:formula="of:=IF([.F6]&lt;[.E6]*1.25; 0; [.I6]/1.25*0.92)" office:value-type="float" office:value="0" calcext:value-type="float">
            <text:p>0.000</text:p>
          </table:table-cell>
          <table:table-cell table:style-name="ce182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 table:style-name="ce27"/>
          <table:table-cell office:value-type="string" calcext:value-type="string">
            <text:p>中国恒大</text:p>
          </table:table-cell>
          <table:table-cell office:value-type="percentage" office:value="0.0396" calcext:value-type="percentage">
            <text:p>3.96%</text:p>
          </table:table-cell>
          <table:table-cell office:value-type="float" office:value="26.05" calcext:value-type="float">
            <text:p>26.050</text:p>
          </table:table-cell>
          <table:table-cell office:value-type="float" office:value="28.35" calcext:value-type="float">
            <text:p>28.350</text:p>
          </table:table-cell>
          <table:table-cell office:value-type="percentage" office:value="0.363" calcext:value-type="percentage">
            <text:p>36.30%</text:p>
          </table:table-cell>
          <table:table-cell table:formula="of:=IF([.E7]&gt;0;[.F7]/[.E7]-1.0014;([.F7]-[.E7]))" office:value-type="percentage" office:value="0.0868917466410748" calcext:value-type="percentage">
            <text:p>8.69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2.5625" calcext:value-type="float">
            <text:p>32.563</text:p>
          </table:table-cell>
          <table:table-cell table:style-name="ce147" table:formula="of:=IF([.F7]&lt;[.E7]*1.25; 0; [.I7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5">
            <text:p>银行</text:p>
          </table:table-cell>
          <table:table-cell office:value-type="percentage" office:value="0.166" calcext:value-type="percentage" table:number-columns-spanned="1" table:number-rows-spanned="5">
            <text:p>16.60%</text:p>
          </table:table-cell>
          <table:table-cell office:value-type="string" calcext:value-type="string">
            <text:p>民生银行</text:p>
          </table:table-cell>
          <table:table-cell office:value-type="percentage" office:value="0.0345" calcext:value-type="percentage">
            <text:p>3.45%</text:p>
          </table:table-cell>
          <table:table-cell office:value-type="float" office:value="7.075" calcext:value-type="float">
            <text:p>7.075</text:p>
          </table:table-cell>
          <table:table-cell office:value-type="float" office:value="5.96" calcext:value-type="float">
            <text:p>5.960</text:p>
          </table:table-cell>
          <table:table-cell office:value-type="percentage" office:value="0.0241" calcext:value-type="percentage">
            <text:p>2.41%</text:p>
          </table:table-cell>
          <table:table-cell table:formula="of:=IF([.E8]&gt;0;[.F8]/[.E8]-1.0014;([.F8]-[.E8]))" office:value-type="percentage" office:value="-0.158997173144876" calcext:value-type="percentage">
            <text:p>-15.90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8.84375" calcext:value-type="float">
            <text:p>8.844</text:p>
          </table:table-cell>
          <table:table-cell table:style-name="ce148" table:formula="of:=IF([.F8]&lt;[.E8]*1.25; 0; [.I8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3">
          <table:covered-table-cell table:style-name="ce9"/>
          <table:covered-table-cell/>
          <table:table-cell office:value-type="string" calcext:value-type="string">
            <text:p>招商银行LS</text:p>
          </table:table-cell>
          <table:table-cell office:value-type="percentage" office:value="0.0388" calcext:value-type="percentage">
            <text:p>3.88%</text:p>
          </table:table-cell>
          <table:table-cell office:value-type="float" office:value="26.825" calcext:value-type="float">
            <text:p>26.825</text:p>
          </table:table-cell>
          <table:table-cell office:value-type="float" office:value="28.44" calcext:value-type="float">
            <text:p>28.440</text:p>
          </table:table-cell>
          <table:table-cell office:value-type="percentage" office:value="0.0441" calcext:value-type="percentage">
            <text:p>4.41%</text:p>
          </table:table-cell>
          <table:table-cell table:formula="of:=IF([.E9]&gt;0;[.F9]/[.E9]-1.0014;([.F9]-[.E9]))" office:value-type="percentage" office:value="0.0588050326188256" calcext:value-type="percentage">
            <text:p>5.88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33.53125" calcext:value-type="float">
            <text:p>33.531</text:p>
          </table:table-cell>
          <table:table-cell table:style-name="ce135" table:formula="of:=IF([.F9]&lt;[.E9]*1.25; 0; [.I9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3">
          <table:covered-table-cell table:style-name="ce9"/>
          <table:covered-table-cell/>
          <table:table-cell office:value-type="string" calcext:value-type="string">
            <text:p>招商银行DXN</text:p>
          </table:table-cell>
          <table:table-cell office:value-type="percentage" office:value="0.0228" calcext:value-type="percentage">
            <text:p>2.28%</text:p>
          </table:table-cell>
          <table:table-cell office:value-type="float" office:value="27.088" calcext:value-type="float">
            <text:p>27.088</text:p>
          </table:table-cell>
          <table:table-cell office:value-type="float" office:value="28.44" calcext:value-type="float">
            <text:p>28.440</text:p>
          </table:table-cell>
          <table:table-cell office:value-type="percentage" office:value="0.0441" calcext:value-type="percentage">
            <text:p>4.41%</text:p>
          </table:table-cell>
          <table:table-cell table:formula="of:=IF([.E10]&gt;0;[.F10]/[.E10]-1.0014;([.F10]-[.E10]))" office:value-type="percentage" office:value="0.0485113998818665" calcext:value-type="percentage">
            <text:p>4.85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33.86" calcext:value-type="float">
            <text:p>33.860</text:p>
          </table:table-cell>
          <table:table-cell table:style-name="ce159" table:formula="of:=IF([.F10]&lt;[.E10]*1.25; 0; [.I10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农业银行</text:p>
          </table:table-cell>
          <table:table-cell office:value-type="percentage" office:value="0.0188" calcext:value-type="percentage">
            <text:p>1.88%</text:p>
          </table:table-cell>
          <table:table-cell office:value-type="float" office:value="3.571" calcext:value-type="float">
            <text:p>3.571</text:p>
          </table:table-cell>
          <table:table-cell office:value-type="float" office:value="3.61" calcext:value-type="float">
            <text:p>3.610</text:p>
          </table:table-cell>
          <table:table-cell office:value-type="percentage" office:value="0.0227" calcext:value-type="percentage">
            <text:p>2.27%</text:p>
          </table:table-cell>
          <table:table-cell table:style-name="ce41" table:formula="of:=IF([.E11]&gt;0;[.F11]/[.E11]-1.0014;([.F11]-[.E11]))" office:value-type="percentage" office:value="0.00952131055726668" calcext:value-type="percentage">
            <text:p>0.95%</text:p>
          </table:table-cell>
          <table:table-cell table:style-name="ce50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.46375" calcext:value-type="float">
            <text:p>4.464</text:p>
          </table:table-cell>
          <table:table-cell table:style-name="ce73" table:formula="of:=IF([.F11]&lt;[.E11]*1.25; 0; [.I11]/1.25*0.92)" office:value-type="float" office:value="0" calcext:value-type="float">
            <text:p>0.000</text:p>
          </table:table-cell>
          <table:table-cell table:style-name="ce130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平安银行</text:p>
          </table:table-cell>
          <table:table-cell office:value-type="percentage" office:value="0.0511" calcext:value-type="percentage">
            <text:p>5.11%</text:p>
          </table:table-cell>
          <table:table-cell office:value-type="float" office:value="10.209" calcext:value-type="float">
            <text:p>10.209</text:p>
          </table:table-cell>
          <table:table-cell office:value-type="float" office:value="9.23" calcext:value-type="float">
            <text:p>9.230</text:p>
          </table:table-cell>
          <table:table-cell office:value-type="percentage" office:value="0.0359" calcext:value-type="percentage">
            <text:p>3.59%</text:p>
          </table:table-cell>
          <table:table-cell table:formula="of:=IF([.E12]&gt;0;[.F12]/[.E12]-1.0014;([.F12]-[.E12]))" office:value-type="percentage" office:value="-0.0972957782348908" calcext:value-type="percentage">
            <text:p>-9.73%</text:p>
          </table:table-cell>
          <table:table-cell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12.76125" calcext:value-type="float">
            <text:p>12.761</text:p>
          </table:table-cell>
          <table:table-cell table:style-name="ce149" table:formula="of:=IF([.F12]&lt;[.E12]*1.25; 0; [.I12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2">
            <text:p>家用电器</text:p>
          </table:table-cell>
          <table:table-cell office:value-type="percentage" office:value="0.0358" calcext:value-type="percentage" table:number-columns-spanned="1" table:number-rows-spanned="2">
            <text:p>3.58%</text:p>
          </table:table-cell>
          <table:table-cell office:value-type="string" calcext:value-type="string">
            <text:p>格力电器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75.479" calcext:value-type="float">
            <text:p>75.479</text:p>
          </table:table-cell>
          <table:table-cell office:value-type="float" office:value="40.7" calcext:value-type="float">
            <text:p>40.700</text:p>
          </table:table-cell>
          <table:table-cell office:value-type="percentage" office:value="0.0301" calcext:value-type="percentage">
            <text:p>3.01%</text:p>
          </table:table-cell>
          <table:table-cell table:formula="of:=IF([.E13]&gt;0;[.F13]/[.E13]-1.0014;([.F13]-[.E13]))" office:value-type="percentage" office:value="-0.462177169808821" calcext:value-type="percentage">
            <text:p>-46.22%</text:p>
          </table:table-cell>
          <table:table-cell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94.34875" calcext:value-type="float">
            <text:p>94.349</text:p>
          </table:table-cell>
          <table:table-cell table:style-name="ce180" table:formula="of:=IF([.F13]&lt;[.E13]*1.25; 0; [.I13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美的集团</text:p>
          </table:table-cell>
          <table:table-cell office:value-type="percentage" office:value="0.0325" calcext:value-type="percentage">
            <text:p>3.25%</text:p>
          </table:table-cell>
          <table:table-cell office:value-type="float" office:value="46.412" calcext:value-type="float">
            <text:p>46.412</text:p>
          </table:table-cell>
          <table:table-cell office:value-type="float" office:value="44.98" calcext:value-type="float">
            <text:p>44.980</text:p>
          </table:table-cell>
          <table:table-cell office:value-type="percentage" office:value="0.074" calcext:value-type="percentage">
            <text:p>7.40%</text:p>
          </table:table-cell>
          <table:table-cell table:style-name="ce53" table:formula="of:=IF([.E14]&gt;0;[.F14]/[.E14]-1.0014;([.F14]-[.E14]))" office:value-type="percentage" office:value="-0.0322540894596226" calcext:value-type="percentage">
            <text:p>-3.23%</text:p>
          </table:table-cell>
          <table:table-cell table:style-name="ce6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8.015" calcext:value-type="float">
            <text:p>58.015</text:p>
          </table:table-cell>
          <table:table-cell table:style-name="ce81" table:formula="of:=IF([.F14]&lt;[.E14]*1.25; 0; [.I14]/1.25*0.92)" office:value-type="float" office:value="0" calcext:value-type="float">
            <text:p>0.000</text:p>
          </table:table-cell>
          <table:table-cell table:style-name="ce11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汽车</text:p>
          </table:table-cell>
          <table:table-cell office:value-type="percentage" office:value="0.0174" calcext:value-type="percentage">
            <text:p>1.74%</text:p>
          </table:table-cell>
          <table:table-cell office:value-type="string" calcext:value-type="string">
            <text:p>潍柴动力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8.752" calcext:value-type="float">
            <text:p>8.752</text:p>
          </table:table-cell>
          <table:table-cell office:value-type="float" office:value="8.04" calcext:value-type="float">
            <text:p>8.040</text:p>
          </table:table-cell>
          <table:table-cell office:value-type="percentage" office:value="0.0388" calcext:value-type="percentage">
            <text:p>3.88%</text:p>
          </table:table-cell>
          <table:table-cell table:style-name="ce43" table:formula="of:=IF([.E15]&gt;0;[.F15]/[.E15]-1.0014;([.F15]-[.E15]))" office:value-type="percentage" office:value="-0.0827528336380259" calcext:value-type="percentage">
            <text:p>-8.28%</text:p>
          </table:table-cell>
          <table:table-cell table:style-name="ce5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0.94" calcext:value-type="float">
            <text:p>10.940</text:p>
          </table:table-cell>
          <table:table-cell table:style-name="ce63" table:formula="of:=IF([.F15]&lt;[.E15]*1.25; 0; [.I15]/1.25*0.92)" office:value-type="float" office:value="0" calcext:value-type="float">
            <text:p>0.000</text:p>
          </table:table-cell>
          <table:table-cell table:style-name="ce90" office:value-type="float" office:value="0" calcext:value-type="float">
            <text:p>0.000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2">
            <text:p>电子</text:p>
          </table:table-cell>
          <table:table-cell office:value-type="percentage" office:value="0.0452" calcext:value-type="percentage" table:number-columns-spanned="1" table:number-rows-spanned="2">
            <text:p>4.52%</text:p>
          </table:table-cell>
          <table:table-cell office:value-type="string" calcext:value-type="string">
            <text:p>北京君正DXN1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-3.97" calcext:value-type="float">
            <text:p>-3.970</text:p>
          </table:table-cell>
          <table:table-cell office:value-type="float" office:value="22.88" calcext:value-type="float">
            <text:p>22.880</text:p>
          </table:table-cell>
          <table:table-cell office:value-type="percentage" office:value="0.0642" calcext:value-type="percentage">
            <text:p>6.42%</text:p>
          </table:table-cell>
          <table:table-cell table:formula="of:=IF([.E16]&gt;0;[.F16]/[.E16]-1.0014;([.F16]-[.E16]))" office:value-type="percentage" office:value="26.85" calcext:value-type="percentage">
            <text:p>2685.00%</text:p>
          </table:table-cell>
          <table:table-cell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8.421709430404" calcext:value-type="float">
            <text:p>28.422</text:p>
          </table:table-cell>
          <table:table-cell table:style-name="ce150" table:formula="of:=IF([.F16]&lt;[.E16]*1.25; 0; [.I16]/1.25*0.92)" office:value-type="float" office:value="20.9183781407773" calcext:value-type="float">
            <text:p>20.918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3">
          <table:covered-table-cell table:style-name="ce6"/>
          <table:covered-table-cell/>
          <table:table-cell office:value-type="string" calcext:value-type="string">
            <text:p>北京君正DXN2</text:p>
          </table:table-cell>
          <table:table-cell office:value-type="percentage" office:value="0.0276" calcext:value-type="percentage">
            <text:p>2.76%</text:p>
          </table:table-cell>
          <table:table-cell office:value-type="float" office:value="22.556" calcext:value-type="float">
            <text:p>22.556</text:p>
          </table:table-cell>
          <table:table-cell office:value-type="float" office:value="22.88" calcext:value-type="float">
            <text:p>22.880</text:p>
          </table:table-cell>
          <table:table-cell office:value-type="percentage" office:value="0.0642" calcext:value-type="percentage">
            <text:p>6.42%</text:p>
          </table:table-cell>
          <table:table-cell table:style-name="ce62" table:formula="of:=IF([.E17]&gt;0;[.F17]/[.E17]-1.0014;([.F17]-[.E17]))" office:value-type="percentage" office:value="0.0129642489803155" calcext:value-type="percentage">
            <text:p>1.30%</text:p>
          </table:table-cell>
          <table:table-cell table:style-name="ce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8.195" calcext:value-type="float">
            <text:p>28.195</text:p>
          </table:table-cell>
          <table:table-cell table:style-name="ce95" table:formula="of:=IF([.F17]&lt;[.E17]*1.25; 0; [.I17]/1.25*0.92)" office:value-type="float" office:value="0" calcext:value-type="float">
            <text:p>0.000</text:p>
          </table:table-cell>
          <table:table-cell table:style-name="ce134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 table:number-columns-spanned="1" table:number-rows-spanned="3">
            <text:p>其他</text:p>
          </table:table-cell>
          <table:table-cell office:value-type="percentage" office:value="0.0071" calcext:value-type="percentage" table:number-columns-spanned="1" table:number-rows-spanned="3">
            <text:p>0.71%</text:p>
          </table:table-cell>
          <table:table-cell office:value-type="string" calcext:value-type="string">
            <text:p><text:s/>江银转债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100" calcext:value-type="float">
            <text:p>100.000</text:p>
          </table:table-cell>
          <table:table-cell office:value-type="float" office:value="96.65" calcext:value-type="float">
            <text:p>96.650</text:p>
          </table:table-cell>
          <table:table-cell office:value-type="percentage" office:value="0.0084" calcext:value-type="percentage">
            <text:p>0.84%</text:p>
          </table:table-cell>
          <table:table-cell table:formula="of:=IF([.E18]&gt;0;[.F18]/[.E18]-1.0014;([.F18]-[.E18]))" office:value-type="percentage" office:value="-0.0349" calcext:value-type="percentage">
            <text:p>-3.49%</text:p>
          </table:table-cell>
          <table:table-cell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25" calcext:value-type="float">
            <text:p>125.000</text:p>
          </table:table-cell>
          <table:table-cell table:style-name="ce121" table:formula="of:=IF([.F18]&lt;[.E18]*1.25; 0; [.I18]/1.25*0.92)" office:value-type="float" office:value="0" calcext:value-type="float">
            <text:p>0.000</text:p>
          </table:table-cell>
          <table:table-cell table:style-name="ce165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无锡转债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100" calcext:value-type="float">
            <text:p>100.000</text:p>
          </table:table-cell>
          <table:table-cell office:value-type="float" office:value="98.3" calcext:value-type="float">
            <text:p>98.300</text:p>
          </table:table-cell>
          <table:table-cell office:value-type="percentage" office:value="0.0101" calcext:value-type="percentage">
            <text:p>1.01%</text:p>
          </table:table-cell>
          <table:table-cell table:formula="of:=IF([.E19]&gt;0;[.F19]/[.E19]-1.0014;([.F19]-[.E19]))" office:value-type="percentage" office:value="-0.0184000000000001" calcext:value-type="percentage">
            <text:p>-1.84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25" calcext:value-type="float">
            <text:p>125.000</text:p>
          </table:table-cell>
          <table:table-cell table:style-name="ce122" table:formula="of:=IF([.F19]&lt;[.E19]*1.25; 0; [.I19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3">
          <table:covered-table-cell table:number-columns-repeated="2" table:style-name="ce15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00" calcext:value-type="float">
            <text:p>100.000</text:p>
          </table:table-cell>
          <table:table-cell office:value-type="float" office:value="95.581" calcext:value-type="float">
            <text:p>95.581</text:p>
          </table:table-cell>
          <table:table-cell office:value-type="percentage" office:value="0.0082" calcext:value-type="percentage">
            <text:p>0.82%</text:p>
          </table:table-cell>
          <table:table-cell table:formula="of:=IF([.E20]&gt;0;[.F20]/[.E20]-1.0014;([.F20]-[.E20]))" office:value-type="percentage" office:value="-0.04559" calcext:value-type="percentage">
            <text:p>-4.56%</text:p>
          </table:table-cell>
          <table:table-cell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25" calcext:value-type="float">
            <text:p>125.000</text:p>
          </table:table-cell>
          <table:table-cell table:style-name="ce123" table:formula="of:=IF([.F20]&lt;[.E20]*1.25; 0; [.I20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5">
            <text:p>非银金融</text:p>
          </table:table-cell>
          <table:table-cell office:value-type="percentage" office:value="0.0972" calcext:value-type="percentage" table:number-columns-spanned="1" table:number-rows-spanned="5">
            <text:p>9.72%</text:p>
          </table:table-cell>
          <table:table-cell office:value-type="string" calcext:value-type="string">
            <text:p>中国平安</text:p>
          </table:table-cell>
          <table:table-cell office:value-type="percentage" office:value="0.0485" calcext:value-type="percentage">
            <text:p>4.85%</text:p>
          </table:table-cell>
          <table:table-cell office:value-type="float" office:value="63.708" calcext:value-type="float">
            <text:p>63.708</text:p>
          </table:table-cell>
          <table:table-cell office:value-type="float" office:value="60.44" calcext:value-type="float">
            <text:p>60.440</text:p>
          </table:table-cell>
          <table:table-cell office:value-type="percentage" office:value="0.0453" calcext:value-type="percentage">
            <text:p>4.53%</text:p>
          </table:table-cell>
          <table:table-cell table:formula="of:=IF([.E21]&gt;0;[.F21]/[.E21]-1.0014;([.F21]-[.E21]))" office:value-type="percentage" office:value="-0.0526965404658757" calcext:value-type="percentage">
            <text:p>-5.27%</text:p>
          </table:table-cell>
          <table:table-cell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9.635" calcext:value-type="float">
            <text:p>79.635</text:p>
          </table:table-cell>
          <table:table-cell table:style-name="ce124" table:formula="of:=IF([.F21]&lt;[.E21]*1.25; 0; [.I21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41" calcext:value-type="percentage">
            <text:p>2.41%</text:p>
          </table:table-cell>
          <table:table-cell office:value-type="float" office:value="34.5" calcext:value-type="float">
            <text:p>34.500</text:p>
          </table:table-cell>
          <table:table-cell office:value-type="float" office:value="34.6" calcext:value-type="float">
            <text:p>34.600</text:p>
          </table:table-cell>
          <table:table-cell office:value-type="percentage" office:value="0.0517" calcext:value-type="percentage">
            <text:p>5.17%</text:p>
          </table:table-cell>
          <table:table-cell table:style-name="ce66" table:formula="of:=IF([.E22]&gt;0;[.F22]/[.E22]-1.0014;([.F22]-[.E22]))" office:value-type="percentage" office:value="0.00149855072463767" calcext:value-type="percentage">
            <text:p>0.15%</text:p>
          </table:table-cell>
          <table:table-cell table:style-name="ce80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43.125" calcext:value-type="float">
            <text:p>43.125</text:p>
          </table:table-cell>
          <table:table-cell table:style-name="ce106" table:formula="of:=IF([.F22]&lt;[.E22]*1.25; 0; [.I22]/1.25*0.92)" office:value-type="float" office:value="0" calcext:value-type="float">
            <text:p>0.000</text:p>
          </table:table-cell>
          <table:table-cell table:style-name="ce160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17.296" calcext:value-type="float">
            <text:p>17.296</text:p>
          </table:table-cell>
          <table:table-cell office:value-type="float" office:value="16.37" calcext:value-type="float">
            <text:p>16.370</text:p>
          </table:table-cell>
          <table:table-cell office:value-type="percentage" office:value="0.0218" calcext:value-type="percentage">
            <text:p>2.18%</text:p>
          </table:table-cell>
          <table:table-cell table:formula="of:=IF([.E23]&gt;0;[.F23]/[.E23]-1.0014;([.F23]-[.E23]))" office:value-type="percentage" office:value="-0.0549383903792784" calcext:value-type="percentage">
            <text:p>-5.49%</text:p>
          </table:table-cell>
          <table:table-cell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1.62" calcext:value-type="float">
            <text:p>21.620</text:p>
          </table:table-cell>
          <table:table-cell table:style-name="ce161" table:formula="of:=IF([.F23]&lt;[.E23]*1.25; 0; [.I23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18.51" calcext:value-type="float">
            <text:p>18.510</text:p>
          </table:table-cell>
          <table:table-cell office:value-type="float" office:value="16.37" calcext:value-type="float">
            <text:p>16.370</text:p>
          </table:table-cell>
          <table:table-cell office:value-type="percentage" office:value="0.0218" calcext:value-type="percentage">
            <text:p>2.18%</text:p>
          </table:table-cell>
          <table:table-cell table:formula="of:=IF([.E24]&gt;0;[.F24]/[.E24]-1.0014;([.F24]-[.E24]))" office:value-type="percentage" office:value="-0.117013182063749" calcext:value-type="percentage">
            <text:p>-11.70%</text:p>
          </table:table-cell>
          <table:table-cell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3.1375" calcext:value-type="float">
            <text:p>23.138</text:p>
          </table:table-cell>
          <table:table-cell table:style-name="ce162" table:formula="of:=IF([.F24]&lt;[.E24]*1.25; 0; [.I24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62" calcext:value-type="percentage">
            <text:p>0.62%</text:p>
          </table:table-cell>
          <table:table-cell office:value-type="float" office:value="17.24" calcext:value-type="float">
            <text:p>17.240</text:p>
          </table:table-cell>
          <table:table-cell office:value-type="float" office:value="15.48" calcext:value-type="float">
            <text:p>15.480</text:p>
          </table:table-cell>
          <table:table-cell office:value-type="percentage" office:value="0.0728" calcext:value-type="percentage">
            <text:p>7.28%</text:p>
          </table:table-cell>
          <table:table-cell table:formula="of:=IF([.E25]&gt;0;[.F25]/[.E25]-1.0014;([.F25]-[.E25]))" office:value-type="percentage" office:value="-0.103488167053364" calcext:value-type="percentage">
            <text:p>-10.35%</text:p>
          </table:table-cell>
          <table:table-cell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1.55" calcext:value-type="float">
            <text:p>21.550</text:p>
          </table:table-cell>
          <table:table-cell table:style-name="ce170" table:formula="of:=IF([.F25]&lt;[.E25]*1.25; 0; [.I25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office:value-type="percentage" office:value="0.0091" calcext:value-type="percentage">
            <text:p>0.91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2.15" calcext:value-type="float">
            <text:p>2.150</text:p>
          </table:table-cell>
          <table:table-cell office:value-type="float" office:value="13" calcext:value-type="float">
            <text:p>13.000</text:p>
          </table:table-cell>
          <table:table-cell table:style-name="ce49" office:value-type="percentage" office:value="0.0062" calcext:value-type="percentage">
            <text:p>0.62%</text:p>
          </table:table-cell>
          <table:table-cell table:formula="of:=IF([.E26]&gt;0;[.F26]/[.E26]-1.0014;([.F26]-[.E26]))" office:value-type="percentage" office:value="5.04511162790698" calcext:value-type="percentage">
            <text:p>504.51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6.0187482833862" calcext:value-type="float">
            <text:p>16.019</text:p>
          </table:table-cell>
          <table:table-cell table:style-name="ce152" table:formula="of:=IF([.F26]&lt;[.E26]*1.25; 0; [.I26]/1.25*0.92)" office:value-type="float" office:value="11.7897987365723" calcext:value-type="float">
            <text:p>11.79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office:value-type="percentage" office:value="0.0192" calcext:value-type="percentage">
            <text:p>1.92%</text:p>
          </table:table-cell>
          <table:table-cell office:value-type="string" calcext:value-type="string">
            <text:p>西宁特钢</text:p>
          </table:table-cell>
          <table:table-cell office:value-type="percentage" office:value="0.0192" calcext:value-type="percentage">
            <text:p>1.92%</text:p>
          </table:table-cell>
          <table:table-cell office:value-type="float" office:value="5.772" calcext:value-type="float">
            <text:p>5.772</text:p>
          </table:table-cell>
          <table:table-cell office:value-type="float" office:value="5.19" calcext:value-type="float">
            <text:p>5.190</text:p>
          </table:table-cell>
          <table:table-cell office:value-type="percentage" office:value="0.1258" calcext:value-type="percentage">
            <text:p>12.58%</text:p>
          </table:table-cell>
          <table:table-cell table:formula="of:=IF([.E27]&gt;0;[.F27]/[.E27]-1.0014;([.F27]-[.E27]))" office:value-type="percentage" office:value="-0.102231600831601" calcext:value-type="percentage">
            <text:p>-10.22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7.215" calcext:value-type="float">
            <text:p>7.215</text:p>
          </table:table-cell>
          <table:table-cell table:style-name="ce140" table:formula="of:=IF([.F27]&lt;[.E27]*1.25; 0; [.I27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office:value-type="percentage" office:value="0.0118" calcext:value-type="percentage">
            <text:p>1.18%</text:p>
          </table:table-cell>
          <table:table-cell office:value-type="string" calcext:value-type="string">
            <text:p>泸州老窖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65.767" calcext:value-type="float">
            <text:p>65.767</text:p>
          </table:table-cell>
          <table:table-cell office:value-type="float" office:value="49.07" calcext:value-type="float">
            <text:p>49.070</text:p>
          </table:table-cell>
          <table:table-cell office:value-type="percentage" office:value="0.008" calcext:value-type="percentage">
            <text:p>0.80%</text:p>
          </table:table-cell>
          <table:table-cell table:formula="of:=IF([.E28]&gt;0;[.F28]/[.E28]-1.0014;([.F28]-[.E28]))" office:value-type="percentage" office:value="-0.255281125792571" calcext:value-type="percentage">
            <text:p>-25.53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2.20875" calcext:value-type="float">
            <text:p>82.209</text:p>
          </table:table-cell>
          <table:table-cell table:style-name="ce141" table:formula="of:=IF([.F28]&lt;[.E28]*1.25; 0; [.I2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163" calcext:value-type="float" table:number-columns-spanned="4" table:number-rows-spanned="1">
            <text:p>1.163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15" calcext:value-type="percentage" table:number-columns-spanned="5" table:number-rows-spanned="1">
            <text:p>1.50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office:value-type="percentage" office:value="0.0891" calcext:value-type="percentage" table:number-columns-spanned="1" table:number-rows-spanned="3">
            <text:p>8.91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426" calcext:value-type="percentage">
            <text:p>4.26%</text:p>
          </table:table-cell>
          <table:table-cell table:style-name="ce38" office:value-type="float" office:value="2.7186" calcext:value-type="float">
            <text:p>2.7186</text:p>
          </table:table-cell>
          <table:table-cell table:style-name="ce38" office:value-type="float" office:value="1.7" calcext:value-type="float">
            <text:p>1.7000</text:p>
          </table:table-cell>
          <table:table-cell office:value-type="percentage" office:value="-0.0856" calcext:value-type="percentage">
            <text:p>-8.56%</text:p>
          </table:table-cell>
          <table:table-cell table:style-name="ce45" table:formula="of:=IF([.E32]&gt;0;[.F32]/[.E32]-1.0014;([.F32]-[.E32]))" office:value-type="percentage" office:value="-0.376078143161922" calcext:value-type="percentage">
            <text:p>-37.61%</text:p>
          </table:table-cell>
          <table:table-cell table:style-name="ce51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39825" calcext:value-type="float">
            <text:p>3.398</text:p>
          </table:table-cell>
          <table:table-cell table:style-name="ce144" table:formula="of:=IF([.F32]&lt;[.E32]*1.25; 0; [.I32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97" calcext:value-type="percentage">
            <text:p>1.97%</text:p>
          </table:table-cell>
          <table:table-cell table:style-name="ce38" office:value-type="float" office:value="40.095" calcext:value-type="float">
            <text:p>40.0950</text:p>
          </table:table-cell>
          <table:table-cell table:style-name="ce38" office:value-type="float" office:value="35.88" calcext:value-type="float">
            <text:p>35.8800</text:p>
          </table:table-cell>
          <table:table-cell office:value-type="percentage" office:value="-0.0105" calcext:value-type="percentage">
            <text:p>-1.05%</text:p>
          </table:table-cell>
          <table:table-cell table:style-name="ce47" table:formula="of:=IF([.E33]&gt;0;[.F33]/[.E33]-1.0014;([.F33]-[.E33]))" office:value-type="percentage" office:value="-0.10652532734755" calcext:value-type="percentage">
            <text:p>-10.65%</text:p>
          </table:table-cell>
          <table:table-cell table:style-name="ce54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50.11875" calcext:value-type="float">
            <text:p>50.119</text:p>
          </table:table-cell>
          <table:table-cell table:style-name="ce78" table:formula="of:=IF([.F33]&lt;[.E33]*1.25; 0; [.I33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68" calcext:value-type="percentage">
            <text:p>2.68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38" office:value-type="float" office:value="180.1" calcext:value-type="float">
            <text:p>180.1000</text:p>
          </table:table-cell>
          <table:table-cell office:value-type="percentage" office:value="-0.0046" calcext:value-type="percentage">
            <text:p>-0.46%</text:p>
          </table:table-cell>
          <table:table-cell table:style-name="ce45" table:formula="of:=IF([.E34]&gt;0;[.F34]/[.E34]-1.0014;([.F34]-[.E34]))" office:value-type="percentage" office:value="0.0287135183953335" calcext:value-type="percentage">
            <text:p>2.87%</text:p>
          </table:table-cell>
          <table:table-cell table:style-name="ce5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18.543875" calcext:value-type="float">
            <text:p>218.544</text:p>
          </table:table-cell>
          <table:table-cell table:style-name="ce145" table:formula="of:=IF([.F34]&lt;[.E34]*1.25; 0; [.I34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地产</text:p>
          </table:table-cell>
          <table:table-cell table:style-name="ce22" office:value-type="percentage" office:value="0.0199" calcext:value-type="percentage">
            <text:p>1.99%</text:p>
          </table:table-cell>
          <table:table-cell table:style-name="ce22" office:value-type="string" calcext:value-type="string">
            <text:p>中国恒大</text:p>
          </table:table-cell>
          <table:table-cell office:value-type="percentage" office:value="0.0199" calcext:value-type="percentage">
            <text:p>1.99%</text:p>
          </table:table-cell>
          <table:table-cell table:style-name="ce38" office:value-type="float" office:value="25.8992" calcext:value-type="float">
            <text:p>25.8992</text:p>
          </table:table-cell>
          <table:table-cell table:style-name="ce38" office:value-type="float" office:value="28.35" calcext:value-type="float">
            <text:p>28.3500</text:p>
          </table:table-cell>
          <table:table-cell office:value-type="percentage" office:value="0.363" calcext:value-type="percentage">
            <text:p>36.30%</text:p>
          </table:table-cell>
          <table:table-cell table:style-name="ce45" table:formula="of:=IF([.E35]&gt;0;[.F35]/[.E35]-1.0014;([.F35]-[.E35]))" office:value-type="percentage" office:value="0.093228405510595" calcext:value-type="percentage">
            <text:p>9.32%</text:p>
          </table:table-cell>
          <table:table-cell table:style-name="ce5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32.374" calcext:value-type="float">
            <text:p>32.374</text:p>
          </table:table-cell>
          <table:table-cell table:style-name="ce156" table:formula="of:=IF([.F35]&lt;[.E35]*1.25; 0; [.I35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327" calcext:value-type="percentage">
            <text:p>3.27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327" calcext:value-type="percentage">
            <text:p>3.27%</text:p>
          </table:table-cell>
          <table:table-cell table:style-name="ce38" office:value-type="float" office:value="174.8333" calcext:value-type="float">
            <text:p>174.8333</text:p>
          </table:table-cell>
          <table:table-cell table:style-name="ce38" office:value-type="float" office:value="180.34" calcext:value-type="float">
            <text:p>180.3400</text:p>
          </table:table-cell>
          <table:table-cell office:value-type="percentage" office:value="0.0139" calcext:value-type="percentage">
            <text:p>1.39%</text:p>
          </table:table-cell>
          <table:table-cell table:style-name="ce45" table:formula="of:=IF([.E36]&gt;0;[.F36]/[.E36]-1.0014;([.F36]-[.E36]))" office:value-type="percentage" office:value="0.0300968601519276" calcext:value-type="percentage">
            <text:p>3.01%</text:p>
          </table:table-cell>
          <table:table-cell table:style-name="ce5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218.541625" calcext:value-type="float">
            <text:p>218.542</text:p>
          </table:table-cell>
          <table:table-cell table:style-name="ce157" table:formula="of:=IF([.F36]&lt;[.E36]*1.25; 0; [.I3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汽车</text:p>
          </table:table-cell>
          <table:table-cell office:value-type="percentage" office:value="0.0267" calcext:value-type="percentage" table:number-columns-spanned="1" table:number-rows-spanned="2">
            <text:p>2.67%</text:p>
          </table:table-cell>
          <table:table-cell table:style-name="ce28" office:value-type="string" calcext:value-type="string">
            <text:p>特斯拉</text:p>
          </table:table-cell>
          <table:table-cell office:value-type="percentage" office:value="0.0117" calcext:value-type="percentage">
            <text:p>1.17%</text:p>
          </table:table-cell>
          <table:table-cell table:style-name="ce38" office:value-type="float" office:value="337.5" calcext:value-type="float">
            <text:p>337.5000</text:p>
          </table:table-cell>
          <table:table-cell table:style-name="ce38" office:value-type="float" office:value="352.87" calcext:value-type="float">
            <text:p>352.8700</text:p>
          </table:table-cell>
          <table:table-cell office:value-type="percentage" office:value="0.021" calcext:value-type="percentage">
            <text:p>2.10%</text:p>
          </table:table-cell>
          <table:table-cell table:style-name="ce45" table:formula="of:=IF([.E37]&gt;0;[.F37]/[.E37]-1.0014;([.F37]-[.E37]))" office:value-type="percentage" office:value="0.0441407407407406" calcext:value-type="percentage">
            <text:p>4.41%</text:p>
          </table:table-cell>
          <table:table-cell table:style-name="ce51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421.875" calcext:value-type="float">
            <text:p>421.875</text:p>
          </table:table-cell>
          <table:table-cell table:style-name="ce158" table:formula="of:=IF([.F37]&lt;[.E37]*1.25; 0; [.I37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3">
          <table:covered-table-cell table:style-name="ce17"/>
          <table:covered-table-cell table:style-name="ce22"/>
          <table:table-cell table:style-name="ce28" office:value-type="string" calcext:value-type="string">
            <text:p>长安B</text:p>
          </table:table-cell>
          <table:table-cell office:value-type="percentage" office:value="0.015" calcext:value-type="percentage">
            <text:p>1.50%</text:p>
          </table:table-cell>
          <table:table-cell table:style-name="ce38" office:value-type="float" office:value="7.398" calcext:value-type="float">
            <text:p>7.3980</text:p>
          </table:table-cell>
          <table:table-cell table:style-name="ce38" office:value-type="float" office:value="7.14" calcext:value-type="float">
            <text:p>7.1400</text:p>
          </table:table-cell>
          <table:table-cell office:value-type="percentage" office:value="0.0593" calcext:value-type="percentage">
            <text:p>5.93%</text:p>
          </table:table-cell>
          <table:table-cell table:style-name="ce59" table:formula="of:=IF([.E38]&gt;0;[.F38]/[.E38]-1.0014;([.F38]-[.E38]))" office:value-type="percentage" office:value="-0.036274290348743" calcext:value-type="percentage">
            <text:p>-3.63%</text:p>
          </table:table-cell>
          <table:table-cell table:style-name="ce69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9.2475" calcext:value-type="float">
            <text:p>9.248</text:p>
          </table:table-cell>
          <table:table-cell table:style-name="ce103" table:formula="of:=IF([.F38]&lt;[.E38]*1.25; 0; [.I38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原材料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28" office:value-type="string" calcext:value-type="string">
            <text:p>阳光纸业</text:p>
          </table:table-cell>
          <table:table-cell office:value-type="percentage" office:value="0.0117" calcext:value-type="percentage">
            <text:p>1.17%</text:p>
          </table:table-cell>
          <table:table-cell table:style-name="ce38" office:value-type="float" office:value="1.7035" calcext:value-type="float">
            <text:p>1.7035</text:p>
          </table:table-cell>
          <table:table-cell table:style-name="ce38" office:value-type="float" office:value="1.67" calcext:value-type="float">
            <text:p>1.6700</text:p>
          </table:table-cell>
          <table:table-cell office:value-type="percentage" office:value="-0.006" calcext:value-type="percentage">
            <text:p>-0.60%</text:p>
          </table:table-cell>
          <table:table-cell table:style-name="ce55" table:formula="of:=IF([.E39]&gt;0;[.F39]/[.E39]-1.0014;([.F39]-[.E39]))" office:value-type="percentage" office:value="-0.0210653947754624" calcext:value-type="percentage">
            <text:p>-2.11%</text:p>
          </table:table-cell>
          <table:table-cell table:style-name="ce61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.129375" calcext:value-type="float">
            <text:p>2.129</text:p>
          </table:table-cell>
          <table:table-cell table:style-name="ce93" table:formula="of:=IF([.F39]&lt;[.E39]*1.25; 0; [.I39]/1.25*0.92)" office:value-type="float" office:value="0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/>金融及保险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28" office:value-type="string" calcext:value-type="string">
            <text:p>沪深300ETF</text:p>
          </table:table-cell>
          <table:table-cell office:value-type="percentage" office:value="0.0207" calcext:value-type="percentage">
            <text:p>2.07%</text:p>
          </table:table-cell>
          <table:table-cell table:style-name="ce38" office:value-type="float" office:value="27.4033" calcext:value-type="float">
            <text:p>27.4033</text:p>
          </table:table-cell>
          <table:table-cell table:style-name="ce38" office:value-type="float" office:value="25.11" calcext:value-type="float">
            <text:p>25.1100</text:p>
          </table:table-cell>
          <table:table-cell office:value-type="percentage" office:value="0.0138" calcext:value-type="percentage">
            <text:p>1.38%</text:p>
          </table:table-cell>
          <table:table-cell table:style-name="ce45" table:formula="of:=IF([.E40]&gt;0;[.F40]/[.E40]-1.0014;([.F40]-[.E40]))" office:value-type="percentage" office:value="-0.0850870012005854" calcext:value-type="percentage">
            <text:p>-8.51%</text:p>
          </table:table-cell>
          <table:table-cell table:style-name="ce51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34.254125" calcext:value-type="float">
            <text:p>34.254</text:p>
          </table:table-cell>
          <table:table-cell table:style-name="ce163" table:formula="of:=IF([.F40]&lt;[.E40]*1.25; 0; [.I40]/1.25*0.92)" office:value-type="float" office:value="0" calcext:value-type="float">
            <text:p>0.000</text:p>
          </table:table-cell>
          <table:table-cell table:style-name="ce199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0" table:formula="of:=[.A2]*[.B43]" office:value-type="float" office:value="101017.213951" calcext:value-type="float">
            <text:p>101017.21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K35:Sheet1.K37">
            <calcext:condition calcext:apply-style-name="Bad" calcext:value="&gt;0" calcext:base-cell-address="Sheet1.K35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K32:Sheet1.K33">
            <calcext:condition calcext:apply-style-name="Bad" calcext:value="&gt;0" calcext:base-cell-address="Sheet1.K32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J35:Sheet1.J35">
            <calcext:condition calcext:apply-style-name="Bad" calcext:value="&gt;0" calcext:base-cell-address="Sheet1.J35"/>
          </calcext:conditional-format>
          <calcext:conditional-format calcext:target-range-address="Sheet1.J36:Sheet1.J36">
            <calcext:condition calcext:apply-style-name="Bad" calcext:value="&gt;0" calcext:base-cell-address="Sheet1.J36"/>
          </calcext:conditional-format>
          <calcext:conditional-format calcext:target-range-address="Sheet1.J37:Sheet1.J37">
            <calcext:condition calcext:apply-style-name="Bad" calcext:value="&gt;0" calcext:base-cell-address="Sheet1.J37"/>
          </calcext:conditional-format>
          <calcext:conditional-format calcext:target-range-address="Sheet1.H23:Sheet1.H28 Sheet1.H6:Sheet1.H10 Sheet1.H12:Sheet1.H13 Sheet1.H16:Sheet1.H16 Sheet1.H18:Sheet1.H21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J28:Sheet1.J28">
            <calcext:condition calcext:apply-style-name="Bad" calcext:value="&gt;0" calcext:base-cell-address="Sheet1.J2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K40:Sheet1.K40">
            <calcext:condition calcext:apply-style-name="Bad" calcext:value="&gt;0" calcext:base-cell-address="Sheet1.K40"/>
          </calcext:conditional-format>
          <calcext:conditional-format calcext:target-range-address="Sheet1.J40:Sheet1.J40">
            <calcext:condition calcext:apply-style-name="Bad" calcext:value="&gt;0" calcext:base-cell-address="Sheet1.J40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H40:Sheet1.H40 Sheet1.H32:Sheet1.H32 Sheet1.H34:Sheet1.H37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I23:Sheet1.I28 Sheet1.I6:Sheet1.I10 Sheet1.I12:Sheet1.I13 Sheet1.I16:Sheet1.I16 Sheet1.I18:Sheet1.I21">
            <calcext:condition calcext:apply-style-name="Good" calcext:value="&gt;[.E6]*1.25" calcext:base-cell-address="Sheet1.I6"/>
          </calcext:conditional-format>
          <calcext:conditional-format calcext:target-range-address="Sheet1.I40:Sheet1.I40 Sheet1.I32:Sheet1.I32 Sheet1.I34:Sheet1.I37">
            <calcext:condition calcext:apply-style-name="Good" calcext:value="&gt;[.E32]*1.25" calcext:base-cell-address="Sheet1.I32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H33:Sheet1.H33">
            <calcext:condition calcext:apply-style-name="Good" calcext:value="&lt;0" calcext:base-cell-address="Sheet1.H33"/>
            <calcext:condition calcext:apply-style-name="Bad" calcext:value="&gt;=0" calcext:base-cell-address="Sheet1.H33"/>
          </calcext:conditional-format>
          <calcext:conditional-format calcext:target-range-address="Sheet1.I33:Sheet1.I33">
            <calcext:condition calcext:apply-style-name="Good" calcext:value="&gt;[.E33]*1.25" calcext:base-cell-address="Sheet1.I33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H39:Sheet1.H39">
            <calcext:condition calcext:apply-style-name="Good" calcext:value="&lt;0" calcext:base-cell-address="Sheet1.H39"/>
            <calcext:condition calcext:apply-style-name="Bad" calcext:value="&gt;=0" calcext:base-cell-address="Sheet1.H39"/>
          </calcext:conditional-format>
          <calcext:conditional-format calcext:target-range-address="Sheet1.I39:Sheet1.I39">
            <calcext:condition calcext:apply-style-name="Good" calcext:value="&gt;[.E39]*1.25" calcext:base-cell-address="Sheet1.I39"/>
          </calcext:conditional-format>
          <calcext:conditional-format calcext:target-range-address="Sheet1.J39:Sheet1.J39">
            <calcext:condition calcext:apply-style-name="Bad" calcext:value="&gt;0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H38:Sheet1.H38">
            <calcext:condition calcext:apply-style-name="Good" calcext:value="&lt;0" calcext:base-cell-address="Sheet1.H38"/>
            <calcext:condition calcext:apply-style-name="Bad" calcext:value="&gt;=0" calcext:base-cell-address="Sheet1.H38"/>
          </calcext:conditional-format>
          <calcext:conditional-format calcext:target-range-address="Sheet1.I38:Sheet1.I38">
            <calcext:condition calcext:apply-style-name="Good" calcext:value="&gt;[.E38]*1.25" calcext:base-cell-address="Sheet1.I38"/>
          </calcext:conditional-format>
          <calcext:conditional-format calcext:target-range-address="Sheet1.J38:Sheet1.J38">
            <calcext:condition calcext:apply-style-name="Bad" calcext:value="&gt;0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1">00/00/0000</text:date>, <text:time style:data-style-name="N2" text:time-value="16:11:59.6622919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8-11T16:50:50.446340832</dc:date>
    <meta:editing-duration>P1DT13H13M14S</meta:editing-duration>
    <meta:editing-cycles>181</meta:editing-cycles>
    <meta:generator>LibreOffice/6.0.3.2$Linux_X86_64 LibreOffice_project/00m0$Build-2</meta:generator>
    <meta:document-statistic meta:table-count="1" meta:cell-count="397" meta:object-count="0"/>
  </office:meta>
</office:document-meta>
</file>